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752f12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5971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6b3e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752f12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16b3ed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officeooo:paragraph-rsid="001f7d2e" fo:hyphenate="true" fo:hyphenation-remain-char-count="2" fo:hyphenation-push-char-count="2" loext:hyphenation-no-caps="false"/>
    </style:style>
    <style:style style:name="P22" style:family="paragraph" style:parent-style-name="Standard" style:list-style-name="L2">
      <loext:graphic-properties draw:fill="none"/>
      <style:paragraph-properties fo:margin-left="0.8118in" fo:margin-right="0in" fo:text-align="start" style:justify-single-word="false" fo:hyphenation-ladder-count="no-limit" fo:text-indent="-0.3118in" style:auto-text-indent="false" fo:background-color="transparent"/>
      <style:text-properties officeooo:paragraph-rsid="00246fa9" fo:hyphenate="true" fo:hyphenation-remain-char-count="2" fo:hyphenation-push-char-count="2" loext:hyphenation-no-caps="false"/>
    </style:style>
    <style:style style:name="P23" style:family="paragraph" style:parent-style-name="Standard" style:list-style-name="L2" style:master-page-name="">
      <loext:graphic-properties draw:fill="none"/>
      <style:paragraph-properties fo:margin-left="0.8118in" fo:margin-right="0in" fo:text-align="start" style:justify-single-word="false" fo:hyphenation-ladder-count="no-limit" fo:text-indent="-0.3118in" style:auto-text-indent="false" style:page-number="auto" fo:background-color="transparent"/>
      <style:text-properties officeooo:paragraph-rsid="00246fa9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="none"/>
      <style:paragraph-properties fo:margin-left="0.8118in" fo:margin-right="0in" fo:text-align="start" style:justify-single-word="false" fo:hyphenation-ladder-count="no-limit" fo:text-indent="-0.3118in" style:auto-text-indent="false" fo:background-color="transparent"/>
      <style:text-properties officeooo:paragraph-rsid="00255fa8" fo:hyphenate="true" fo:hyphenation-remain-char-count="2" fo:hyphenation-push-char-count="2" loext:hyphenation-no-caps="false"/>
    </style:style>
    <style:style style:name="P25" style:family="paragraph" style:parent-style-name="Standard" style:list-style-name="L2" style:master-page-name="">
      <loext:graphic-properties draw:fill="none"/>
      <style:paragraph-properties fo:margin-left="0.5in" fo:margin-right="0in" fo:text-align="start" style:justify-single-word="false" fo:hyphenation-ladder-count="no-limit" fo:text-indent="-0.25in" style:auto-text-indent="false" style:page-number="auto" fo:background-color="transparent"/>
      <style:text-properties officeooo:paragraph-rsid="00273e01" fo:hyphenate="true" fo:hyphenation-remain-char-count="2" fo:hyphenation-push-char-count="2" loext:hyphenation-no-caps="false"/>
    </style:style>
    <style:style style:name="P26" style:family="paragraph" style:parent-style-name="Standard" style:list-style-name="L2">
      <loext:graphic-properties draw:fill="none"/>
      <style:paragraph-properties fo:margin-left="0.5in" fo:margin-right="0in" fo:text-align="start" style:justify-single-word="false" fo:hyphenation-ladder-count="no-limit" fo:text-indent="-0.25in" style:auto-text-indent="false" fo:background-color="transparent"/>
      <style:text-properties officeooo:paragraph-rsid="002ccf9d" fo:hyphenate="true" fo:hyphenation-remain-char-count="2" fo:hyphenation-push-char-count="2" loext:hyphenation-no-caps="false"/>
    </style:style>
    <style:style style:name="P2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752f12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7" style:family="text">
      <style:text-properties officeooo:rsid="004c46c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3066a8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791in" draw:visible-area-height="1.979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11">Лабораторна робота №</text:span><text:span text:style-name="T12">1</text:span></text:p>
      <text:p text:style-name="P14"><text:span text:style-name="T11"><text:line-break/></text:span><text:span text:style-name="T3">з дисципліни «</text:span><text:span text:style-name="T4">Бази даних</text:span><text:span text:style-name="T13">»</text:span></text:p>
      <text:p text:style-name="P19"/>
      <text:p text:style-name="P27"><text:span text:style-name="T5">на тему: </text:span><text:span text:style-name="T6">«Проектування баз даних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 Є.</text:p>
      <text:p text:style-name="P4">Прийня<text:span text:style-name="T14">в</text:span>: </text:p>
      <text:p text:style-name="P11">Іванов О.П.</text:p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1">Дніпро, 202</text:span><text:span text:style-name="T2">2</text:span></text:p>
      <text:p text:style-name="P16"><text:span text:style-name="T9">Тема. <text:s/></text:span><text:span text:style-name="T8"><text:s/></text:span><text:span text:style-name="T7">Проектування баз даних.</text:span></text:p>
      <text:p text:style-name="P17"><text:span text:style-name="T10">Мета.</text:span></text:p>
      <text:list xml:id="list4012571074" text:style-name="L1">
        <text:list-item>
          <text:p text:style-name="P20"><text:span text:style-name="T15">Отримати досвід створення ER-моделі предметної області.</text:span></text:p>
        </text:list-item>
        <text:list-item>
          <text:p text:style-name="P20"><text:span text:style-name="T15">Навчитися перетворювати ER-модель предметної області на реляційну схему бази даних.</text:span></text:p>
        </text:list-item>
        <text:list-item>
          <text:p text:style-name="P20"><text:span text:style-name="T15">Здобути навички нормалізації баз даних.</text:span></text:p>
        </text:list-item>
        <text:list-item>
          <text:p text:style-name="P20"><text:span text:style-name="T15">Отримати навички реалізації фізичного проекту бази даних.</text:span></text:p>
        </text:list-item>
      </text:list>
      <text:p text:style-name="P15"><text:span text:style-name="T17">Завдання.</text:span></text:p>
      <text:list xml:id="list2338349764" text:style-name="L2">
        <text:list-item>
          <text:p text:style-name="P21"><text:span text:style-name="T16">Вибрати предметну область створення бази даних.</text:span></text:p>
        </text:list-item>
        <text:list-item>
          <text:p text:style-name="P21"><text:span text:style-name="T16">Створити ER-діаграму, яка візуалізує модель даних обраної предметної області.</text:span></text:p>
          <text:list>
            <text:list-item>
              <text:p text:style-name="P23"><text:span text:style-name="T16">Діаграма повинна містити щонайменше 5 сутностей.</text:span></text:p>
            </text:list-item>
            <text:list-item>
              <text:p text:style-name="P22"><text:span text:style-name="T16">Кожна сутність повинна містити не менше 3 атрибутів.</text:span></text:p>
            </text:list-item>
            <text:list-item>
              <text:p text:style-name="P24"><text:span text:style-name="T16">Між сутностями повинні бути зв'язки з кратностями 1-n (один до багатьох) і m-n (багато до багатьох).</text:span></text:p>
            </text:list-item>
          </text:list>
        </text:list-item>
        <text:list-item>
          <text:p text:style-name="P25"><text:span text:style-name="T16">Перетворити ER-модель предметної області на реляційну схему бази даних.</text:span></text:p>
        </text:list-item>
        <text:list-item>
          <text:p text:style-name="P26"><text:span text:style-name="T16">Нормалізувати базу даних<text:line-break/>Кожне відношення бази даних призвести до третьої нормальної форми (3НФ) або довести, що відношення вже перебуває у 3НФ.</text:span></text:p>
        </text:list-item>
        <text:list-item>
          <text:p text:style-name="P26"><text:span text:style-name="T16">Реалізувати фізичний проект бази даних</text:span></text:p>
        </text:list-item>
      </text:list>
      <text:p text:style-name="P18"><text:span text:style-name="T17">Опис сутностей та зв'язків предметної області.</text:span></text:p>
      <text:p text:style-name="P18">ER-діаграма моделі даних предметної області.</text:p>
      <text:p text:style-name="P18">Опис процесу нормалізації відносин бази даних.</text:p>
      <text:p text:style-name="P18">Скріншот фізичного проекту бази даних.</text:p>
      <text:p text:style-name="P18">Аналіз результатів та 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19T18:42:55.343268917</dc:date>
    <meta:editing-duration>PT15M18S</meta:editing-duration>
    <meta:editing-cycles>33</meta:editing-cycles>
    <meta:generator>LibreOffice/7.2.6.2$Linux_X86_64 LibreOffice_project/20$Build-2</meta:generator>
    <meta:document-statistic meta:table-count="0" meta:image-count="0" meta:object-count="1" meta:page-count="2" meta:paragraph-count="34" meta:word-count="187" meta:character-count="1337" meta:non-whitespace-character-count="1188"/>
  </office:meta>
</office:document-meta>
</file>